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Sedimentation coefficient (/orozco/projects/MontecarloJurgen/data/chromatin/nucl_12_62_linker/shift_lj_min)</text:p>
          </table:table-cell>
          <table:table-cell table:number-columns-repeated="7"/>
          <table:table-cell office:value-type="string" calcext:value-type="string">
            <text:p>1: shift_lj_min = 1.1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2: shift_lj_min = 1.2</text:p>
          </table:table-cell>
        </table:table-row>
        <table:table-row table:style-name="ro1">
          <table:table-cell/>
          <table:table-cell office:value-type="string" calcext:value-type="string">
            <text:p>min_dist</text:p>
          </table:table-cell>
          <table:table-cell office:value-type="string" calcext:value-type="string">
            <text:p>all_ph</text:p>
          </table:table-cell>
          <table:table-cell/>
          <table:table-cell office:value-type="string" calcext:value-type="string">
            <text:p>all_ph metr_on</text:p>
          </table:table-cell>
          <table:table-cell table:number-columns-repeated="4"/>
          <table:table-cell office:value-type="string" calcext:value-type="string">
            <text:p>3: shift_lj_min = 1.5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53.2 +- 2.2</text:p>
          </table:table-cell>
          <table:table-cell office:value-type="string" calcext:value-type="string">
            <text:p>52.8 +- 2.1</text:p>
          </table:table-cell>
          <table:table-cell table:number-columns-repeated="6"/>
          <table:table-cell office:value-type="string" calcext:value-type="string">
            <text:p>4: shift_lj_min = 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55.5 +- 2.8</text:p>
          </table:table-cell>
          <table:table-cell office:value-type="string" calcext:value-type="string">
            <text:p>50.3 +- 3.6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37.1 +- 3.0</text:p>
          </table:table-cell>
          <table:table-cell table:style-name="ce2" office:value-type="string" calcext:value-type="string">
            <text:p>35.5 +- 2.7</text:p>
          </table:table-cell>
          <table:table-cell/>
          <table:table-cell office:value-type="string" calcext:value-type="string">
            <text:p>33.2 +- 1.7</text:p>
          </table:table-cell>
          <table:table-cell table:number-columns-repeated="5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34.5 +- 2.3</text:p>
          </table:table-cell>
          <table:table-cell office:value-type="string" calcext:value-type="string">
            <text:p>33.8 +- 2.3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xperimental sed coeff ca. 36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CALCULATE MEANS IN THE WAY OF INDEPENDENT STRUCTURE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ifferent salt (1=20mM, 2=40mM, 3=60mM, 4=200mM) with shift_lj_min = 1.5 and metr_on = 2 <text:s text:c="5"/>/orozco/projects/MontecarloJurgen/data/chromatin/nucl_12_62_linker/check_sal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min_dist</text:p>
          </table:table-cell>
          <table:table-cell office:value-type="string" calcext:value-type="string">
            <text:p>all_ph</text:p>
          </table:table-cell>
          <table:table-cell/>
          <table:table-cell office:value-type="string" calcext:value-type="string">
            <text:p>min_dist (T=100K)</text:p>
          </table:table-cell>
          <table:table-cell table:number-columns-repeated="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32.2 +- 2</text:p>
          </table:table-cell>
          <table:table-cell office:value-type="string" calcext:value-type="string">
            <text:p>29.7 +- 1.5</text:p>
          </table:table-cell>
          <table:table-cell/>
          <table:table-cell office:value-type="string" calcext:value-type="string">
            <text:p>30.9 +- 1.7</text:p>
          </table:table-cell>
          <table:table-cell table:number-columns-repeated="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34.8 +- 2.6</text:p>
          </table:table-cell>
          <table:table-cell office:value-type="string" calcext:value-type="string">
            <text:p>32.3 +- 2.1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35.8 +- 2.7</text:p>
          </table:table-cell>
          <table:table-cell office:value-type="string" calcext:value-type="string">
            <text:p>34.1 +- 2.4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38.2 +- 2.1</text:p>
          </table:table-cell>
          <table:table-cell office:value-type="string" calcext:value-type="string">
            <text:p>37.4 +- 3.0</text:p>
          </table:table-cell>
          <table:table-cell table:number-columns-repeated="7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/orozco/projects/MontecarloJurgen/data/chromatin/nucl_12_62_linker/shift_lj_min/more_detail</text:p>
          </table:table-cell>
          <table:table-cell table:number-columns-repeated="6"/>
          <table:table-cell office:value-type="string" calcext:value-type="string">
            <text:p>1: sh_min = 1.3; 2: sh_min = 1.35; 3: sh_min = 1.4; 4: sh_min = 1.45; 5: sh_min = 1.55; 6: sh_min = 1.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Salt = 100m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in_dist</text:p>
          </table:table-cell>
          <table:table-cell office:value-type="string" calcext:value-type="string">
            <text:p>all_ph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44.9 +- 4.0</text:p>
          </table:table-cell>
          <table:table-cell office:value-type="string" calcext:value-type="string">
            <text:p>39.4 +- 3.7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41.2 +- 3.5</text:p>
          </table:table-cell>
          <table:table-cell office:value-type="string" calcext:value-type="string">
            <text:p>38.8 +- 3.1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39.6 +- 3.4</text:p>
          </table:table-cell>
          <table:table-cell table:style-name="ce2" office:value-type="string" calcext:value-type="string">
            <text:p>36.7 +- 2.8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37.6 +- 3.3</text:p>
          </table:table-cell>
          <table:table-cell office:value-type="string" calcext:value-type="string">
            <text:p>36.2 +- 2.7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36.3 +- 2.9</text:p>
          </table:table-cell>
          <table:table-cell table:number-columns-repeated="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35.9 +- 2.6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2">
          <table:table-cell office:value-type="string" calcext:value-type="string">
            <text:p>Different salt (1=20mM, 2=40mM, 3=60mM, 4=200mM) with <text:span text:style-name="T1">shift_lj_min = 1.4</text:span> and metr_on = 2     /orozco/projects/MontecarloJurgen/data/chromatin/nucl_12_62_linker/check_salt/sh_lj_min_1_4/all_ph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min_dist</text:p>
          </table:table-cell>
          <table:table-cell office:value-type="string" calcext:value-type="string">
            <text:p>all_ph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29.8 +- 1.6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/>
          <table:table-cell office:value-type="string" calcext:value-type="string">
            <text:p>32.9 +- 2.1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/>
          <table:table-cell office:value-type="string" calcext:value-type="string">
            <text:p>34.7 +- 2.5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/>
          <table:table-cell office:value-type="string" calcext:value-type="string">
            <text:p>39.7 +- 2.6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2">
          <table:table-cell office:value-type="string" calcext:value-type="string">
            <text:p>Different salt (1=20mM, 2=40mM, 3=60mM, 4=200mM) with <text:span text:style-name="T1">shift_lj_min = 1.45</text:span> and metr_on = 2     /orozco/projects/MontecarloJurgen/data/chromatin/nucl_12_62_linker/check_salt/sh_lj_min_1_45/all_ph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min_dist</text:p>
          </table:table-cell>
          <table:table-cell office:value-type="string" calcext:value-type="string">
            <text:p>all_ph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29.9 +- 1.6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/>
          <table:table-cell office:value-type="string" calcext:value-type="string">
            <text:p>32.4 +- 2.1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/>
          <table:table-cell office:value-type="string" calcext:value-type="string">
            <text:p>33.9 +- 2.2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/>
          <table:table-cell office:value-type="string" calcext:value-type="string">
            <text:p>37.7 +- 3.4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2">
          <table:table-cell office:value-type="string" calcext:value-type="string">
            <text:p>Different salt (1=20mM, 2=40mM, 3=60mM, 4=200mM) with <text:span text:style-name="T1">shift_lj_min = 1.55</text:span> and metr_on = 2     /orozco/projects/MontecarloJurgen/data/chromatin/nucl_12_62_linker/check_salt/sh_lj_min_1_55/all_ph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min_dist</text:p>
          </table:table-cell>
          <table:table-cell office:value-type="string" calcext:value-type="string">
            <text:p>all_ph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32.2 +- 2.0</text:p>
          </table:table-cell>
          <table:table-cell table:number-columns-repeated="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34.2 +- 2.4</text:p>
          </table:table-cell>
          <table:table-cell table:number-columns-repeated="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35.7 +- 2.6</text:p>
          </table:table-cell>
          <table:table-cell table:number-columns-repeated="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37.3 +- 2.8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2">
          <table:table-cell office:value-type="string" calcext:value-type="string">
            <text:p>Different salt (1=20mM, 2=40mM, 3=60mM, 4=200mM) with <text:span text:style-name="T1">shift_lj_min = 1.6</text:span> and metr_on = 2     /orozco/projects/MontecarloJurgen/data/chromatin/nucl_12_62_linker/check_salt/sh_lj_min_1_6/all_ph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min_dist</text:p>
          </table:table-cell>
          <table:table-cell office:value-type="string" calcext:value-type="string">
            <text:p>all_ph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32.0 +- 1.9</text:p>
          </table:table-cell>
          <table:table-cell table:number-columns-repeated="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34.0 +- 2.2</text:p>
          </table:table-cell>
          <table:table-cell table:number-columns-repeated="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35.0 +- 2.9</text:p>
          </table:table-cell>
          <table:table-cell table:number-columns-repeated="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36.5 +- 3.0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Conclusions: 1.55 min_dist looks best, but also 1.45 all_ph and 1.6 min_dist fit very well experimental sedimentation coefficient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w make plot with values, but all values together of all independent snapshots to minimize sd</text:p>
          </table:table-cell>
          <table:table-cell table:number-columns-repeated="9"/>
        </table:table-row>
      </table:table>
      <table:table table:name="For plotting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sh_lj_min</text:p>
          </table:table-cell>
          <table:table-cell office:value-type="string" calcext:value-type="string">
            <text:p>1.45 all_ph</text:p>
          </table:table-cell>
          <table:table-cell office:value-type="string" calcext:value-type="string">
            <text:p>1.55 min_dist</text:p>
          </table:table-cell>
          <table:table-cell office:value-type="string" calcext:value-type="string">
            <text:p>1.6 min_dist</text:p>
          </table:table-cell>
        </table:table-row>
        <table:table-row table:style-name="ro1">
          <table:table-cell office:value-type="string" calcext:value-type="string">
            <text:p>salt_cond (mM)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2">00/00/0000</text:date>, <text:time style:data-style-name="N2" text:time-value="12:10:01.9295140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2T16:26:15.472071064</meta:creation-date>
    <dc:date>2016-08-02T13:09:22.750948186</dc:date>
    <meta:editing-duration>P15DT4H29M41S</meta:editing-duration>
    <meta:editing-cycles>47</meta:editing-cycles>
    <meta:generator>LibreOffice/4.2.8.2$Linux_X86_64 LibreOffice_project/420m0$Build-2</meta:generator>
    <meta:document-statistic meta:table-count="2" meta:cell-count="117" meta:object-count="0"/>
  </office:meta>
</office:document-meta>
</file>